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84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</table:table-row>
        <table:table-row table:style-name="ro2">
          <table:table-cell/>
          <table:table-cell table:style-name="ce3" office:value-type="string" calcext:value-type="string">
            <text:p>2014-03-2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2014-03-25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2014-03-2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2014-03-29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2014-03-31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2014-07-0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294" calcext:value-type="float">
            <text:p>29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307" calcext:value-type="float">
            <text:p>307</text:p>
          </table:table-cell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14-07-06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69" calcext:value-type="float">
            <text:p>26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96" calcext:value-type="float">
            <text:p>296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14-07-0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98" calcext:value-type="float">
            <text:p>29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297" calcext:value-type="float">
            <text:p>29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14-07-12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339" calcext:value-type="float">
            <text:p>33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14-07-14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46" calcext:value-type="float">
            <text:p>34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301" calcext:value-type="float">
            <text:p>301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2014-07-18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314" calcext:value-type="float">
            <text:p>314</text:p>
          </table:table-cell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311" calcext:value-type="float">
            <text:p>311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208" calcext:value-type="float">
            <text:p>208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/>
          <table:table-cell table:style-name="ce3" office:value-type="string" calcext:value-type="string">
            <text:p>2014-07-23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19" calcext:value-type="float">
            <text:p>41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188" calcext:value-type="float">
            <text:p>18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336" calcext:value-type="float">
            <text:p>336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156" calcext:value-type="float">
            <text:p>15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/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473" calcext:value-type="float">
            <text:p>47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Nigé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>
            <text:p>EVB_Promed</text:p>
          </table:table-cell>
          <table:table-cell table:style-name="Default" office:value-type="string">
            <text:p>Date</text:p>
          </table:table-cell>
          <table:table-cell office:value-type="string">
            <text:p>Pays</text:p>
          </table:table-cell>
          <table:table-cell office:value-type="string">
            <text:p>Localisation</text:p>
          </table:table-cell>
          <table:table-cell office:value-type="string">
            <text:p>Total</text:p>
          </table:table-cell>
          <table:table-cell office:value-type="string">
            <text:p>Confirmed</text:p>
          </table:table-cell>
          <table:table-cell office:value-type="string">
            <text:p>Probable</text:p>
          </table:table-cell>
          <table:table-cell office:value-type="string">
            <text:p>Suspected</text:p>
          </table:table-cell>
          <table:table-cell office:value-type="string">
            <text:p>Death</text:p>
          </table:table-cell>
          <table:table-cell office:value-type="string">
            <text:p>TTT_en-cours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Conakry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Gueckedou</text:p>
          </table:table-cell>
          <table:table-cell office:value-type="float" office:value="227">
            <text:p>227</text:p>
          </table:table-cell>
          <table:table-cell table:number-columns-repeated="3"/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Macenta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abo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Kissidougou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Dinguiray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Telimele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GUINEE</text:p>
          </table:table-cell>
          <table:table-cell office:value-type="string">
            <text:p><text:s/>Boffa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ilahun</text:p>
          </table:table-cell>
          <table:table-cell office:value-type="float" office:value="128">
            <text:p>128</text:p>
          </table:table-cell>
          <table:table-cell table:number-columns-repeated="3"/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amb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Port Loko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Kenem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SIERRA</text:p>
          </table:table-cell>
          <table:table-cell office:value-type="string">
            <text:p>Monrovi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14-06-22">
            <text:p>2014-06-22</text:p>
          </table:table-cell>
          <table:table-cell office:value-type="string">
            <text:p>LIBERIA</text:p>
          </table:table-cell>
          <table:table-cell office:value-type="string">
            <text:p>Nimb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Lofa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argib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14-06-28">
            <text:p>2014-06-28</text:p>
          </table:table-cell>
          <table:table-cell office:value-type="string">
            <text:p>LIBERIA</text:p>
          </table:table-cell>
          <table:table-cell office:value-type="string">
            <text:p>Montserrado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 table:number-rows-repeated="4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8"/>
        </table:table-row>
      </table:table>
      <table:table table:name="newcases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ew.case</text:p>
          </table:table-cell>
          <table:table-cell office:value-type="string" calcext:value-type="string">
            <text:p>new.death</text:p>
          </table:table-cell>
        </table:table-row>
        <table:table-row table:style-name="ro2">
          <table:table-cell office:value-type="string" calcext:value-type="string">
            <text:p>2014-03-31</text:p>
          </table:table-cell>
          <table:table-cell office:value-type="string" calcext:value-type="string">
            <text:p>GUINEE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14-04-0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4-04</text:p>
          </table:table-cell>
          <table:table-cell office:value-type="string" calcext:value-type="string">
            <text:p>GUIN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4-16</text:p>
          </table:table-cell>
          <table:table-cell office:value-type="string" calcext:value-type="string">
            <text:p>LIBER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4-17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4-2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4-2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4-26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5-03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5-05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5-09</text:p>
          </table:table-cell>
          <table:table-cell office:value-type="string" calcext:value-type="string">
            <text:p>GUIN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5-12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5-23</text:p>
          </table:table-cell>
          <table:table-cell office:value-type="string" calcext:value-type="string">
            <text:p>GUINE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5-27</text:p>
          </table:table-cell>
          <table:table-cell office:value-type="string" calcext:value-type="string">
            <text:p>GUINE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5-27</text:p>
          </table:table-cell>
          <table:table-cell office:value-type="string" calcext:value-type="string">
            <text:p>SIERRA-LE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5-27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5-28</text:p>
          </table:table-cell>
          <table:table-cell office:value-type="string" calcext:value-type="string">
            <text:p>GUINE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14-05-28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5-28</text:p>
          </table:table-cell>
          <table:table-cell office:value-type="string" calcext:value-type="string">
            <text:p>LIBER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6-01</text:p>
          </table:table-cell>
          <table:table-cell office:value-type="string" calcext:value-type="string">
            <text:p>GUINEE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2014-06-01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6-02</text:p>
          </table:table-cell>
          <table:table-cell office:value-type="string" calcext:value-type="string">
            <text:p>GUINE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6-05</text:p>
          </table:table-cell>
          <table:table-cell office:value-type="string" calcext:value-type="string">
            <text:p>SIERRA-LEON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14-06-0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14-06-06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6-15</text:p>
          </table:table-cell>
          <table:table-cell office:value-type="string" calcext:value-type="string">
            <text:p>GUIN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6-15</text:p>
          </table:table-cell>
          <table:table-cell office:value-type="string" calcext:value-type="string">
            <text:p>SIERRA-LEON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6-15</text:p>
          </table:table-cell>
          <table:table-cell office:value-type="string" calcext:value-type="string">
            <text:p>LIBER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6-17</text:p>
          </table:table-cell>
          <table:table-cell office:value-type="string" calcext:value-type="string">
            <text:p>SIERRA-LEONE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-06-18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6-19</text:p>
          </table:table-cell>
          <table:table-cell office:value-type="string" calcext:value-type="string">
            <text:p>LIBERI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6-20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6-20</text:p>
          </table:table-cell>
          <table:table-cell office:value-type="string" calcext:value-type="string">
            <text:p>SIERRA-LEO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6-22</text:p>
          </table:table-cell>
          <table:table-cell office:value-type="string" calcext:value-type="string">
            <text:p>LIBERI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-06-30</text:p>
          </table:table-cell>
          <table:table-cell office:value-type="string" calcext:value-type="string">
            <text:p>GUINE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6-30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14-06-30</text:p>
          </table:table-cell>
          <table:table-cell office:value-type="string" calcext:value-type="string">
            <text:p>SIERRA-LEON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14-07-02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7-02</text:p>
          </table:table-cell>
          <table:table-cell office:value-type="string" calcext:value-type="string">
            <text:p>LIBERI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-07-02</text:p>
          </table:table-cell>
          <table:table-cell office:value-type="string" calcext:value-type="string">
            <text:p>SIERRA-LEON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7-06</text:p>
          </table:table-cell>
          <table:table-cell office:value-type="string" calcext:value-type="string">
            <text:p>GUIN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7-06</text:p>
          </table:table-cell>
          <table:table-cell office:value-type="string" calcext:value-type="string">
            <text:p>LIBERI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14-07-06</text:p>
          </table:table-cell>
          <table:table-cell office:value-type="string" calcext:value-type="string">
            <text:p>SIERRA-LEON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14-07-08</text:p>
          </table:table-cell>
          <table:table-cell office:value-type="string" calcext:value-type="string">
            <text:p>GUIN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7-08</text:p>
          </table:table-cell>
          <table:table-cell office:value-type="string" calcext:value-type="string">
            <text:p>LIBERI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7-08</text:p>
          </table:table-cell>
          <table:table-cell office:value-type="string" calcext:value-type="string">
            <text:p>SIERRA-LEONE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2014-07-12</text:p>
          </table:table-cell>
          <table:table-cell office:value-type="string" calcext:value-type="string">
            <text:p>GUINE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14-07-12</text:p>
          </table:table-cell>
          <table:table-cell office:value-type="string" calcext:value-type="string">
            <text:p>LIBERIA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14-07-12</text:p>
          </table:table-cell>
          <table:table-cell office:value-type="string" calcext:value-type="string">
            <text:p>SIERRA-LE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2014-07-14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14-07-14</text:p>
          </table:table-cell>
          <table:table-cell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14-07-14</text:p>
          </table:table-cell>
          <table:table-cell office:value-type="string" calcext:value-type="string">
            <text:p>SIERRA-LEON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7-17</text:p>
          </table:table-cell>
          <table:table-cell office:value-type="string" calcext:value-type="string">
            <text:p>GUINE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14-07-17</text:p>
          </table:table-cell>
          <table:table-cell office:value-type="string" calcext:value-type="string">
            <text:p>LIBERIA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-07-17</text:p>
          </table:table-cell>
          <table:table-cell office:value-type="string" calcext:value-type="string">
            <text:p>SIERRA-LEONE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14-07-20</text:p>
          </table:table-cell>
          <table:table-cell office:value-type="string" calcext:value-type="string">
            <text:p>GUIN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4-07-20</text:p>
          </table:table-cell>
          <table:table-cell office:value-type="string" calcext:value-type="string">
            <text:p>LIBERIA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4-07-20</text:p>
          </table:table-cell>
          <table:table-cell office:value-type="string" calcext:value-type="string">
            <text:p>SIERRA-LEON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2014-07-23</text:p>
          </table:table-cell>
          <table:table-cell office:value-type="string" calcext:value-type="string">
            <text:p>GUINE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4-07-23</text:p>
          </table:table-cell>
          <table:table-cell office:value-type="string" calcext:value-type="string">
            <text:p>LIBERIA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4-07-23</text:p>
          </table:table-cell>
          <table:table-cell office:value-type="string" calcext:value-type="string">
            <text:p>SIERRA-LEONE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GUINE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LIBERIA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SIERRA-LEON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4" office:value-type="date" office:date-value="2014-07-27" calcext:value-type="date">
            <text:p>2014-07-27</text:p>
          </table:table-cell>
          <table:table-cell office:value-type="string" calcext:value-type="string">
            <text:p>NIGERIA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15:40:45.047775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31T15:44:49.916658832</dc:date>
    <meta:editing-duration>PT40M57S</meta:editing-duration>
    <meta:editing-cycles>31</meta:editing-cycles>
    <meta:generator>LibreOffice/4.2.4.2$Linux_X86_64 LibreOffice_project/420m0$Build-2</meta:generator>
    <meta:document-statistic meta:table-count="3" meta:cell-count="801" meta:object-count="0"/>
  </office:meta>
</office:document-meta>
</file>